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c3dd6" officeooo:paragraph-rsid="000c3dd6" style:font-size-asian="17.5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4.5,3.0,-0.0 are real constants.</text:p>
      <text:p text:style-name="P1"/>
      <text:p text:style-name="P1">2.dynamic,define,is,this,super are not keywords in C language.</text:p>
      <text:p text:style-name="P1"/>
      <text:p text:style-name="P1">3.auto,static,typedef,enum,default are not valid variable names in C language.</text:p>
      <text:p text:style-name="P1"/>
      <text:p text:style-name="P1">4.Yes</text:p>
      <text:p text:style-name="P1"/>
      <text:p text:style-name="P1">5.The meaning of keywords are stored in library.</text:p>
      <text:p text:style-name="P1"/>
      <text:p text:style-name="P1">6.RAM</text:p>
      <text:p text:style-name="P1"/>
      <text:p text:style-name="P1">7.Dennis Ritchie developed C language.</text:p>
      <text:p text:style-name="P1"/>
      <text:p text:style-name="P1">8.C language was developed in 1972.</text:p>
      <text:p text:style-name="P1"/>
      <text:p text:style-name="P1">9.UNIX operating system.</text:p>
      <text:p text:style-name="P1"/>
      <text:p text:style-name="P1">10.C language is a medium level language as we can work both high and low level codes in it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1T16:50:23.637372296</meta:creation-date>
    <dc:date>2022-06-21T16:58:04.903789755</dc:date>
    <meta:editing-duration>PT7M42S</meta:editing-duration>
    <meta:editing-cycles>1</meta:editing-cycles>
    <meta:document-statistic meta:table-count="0" meta:image-count="0" meta:object-count="0" meta:page-count="1" meta:paragraph-count="10" meta:word-count="64" meta:character-count="422" meta:non-whitespace-character-count="368"/>
    <meta:generator>LibreOffice/6.4.7.2$Linux_X86_64 LibreOffice_project/40$Build-2</meta:generator>
  </office:meta>
</office:document-meta>
</file>